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88cm" style:rel-column-width="26551*"/>
    </style:style>
    <style:style style:name="Tableau1.C" style:family="table-column">
      <style:table-column-properties style:column-width="6.89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1" style:family="table-row">
      <style:table-row-properties style:min-row-height="0.504cm"/>
    </style:style>
    <style:style style:name="Tableau1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612cm" style:rel-column-width="6212*"/>
    </style:style>
    <style:style style:name="Tableau8.B" style:family="table-column">
      <style:table-column-properties style:column-width="6.888cm" style:rel-column-width="26551*"/>
    </style:style>
    <style:style style:name="Tableau8.C" style:family="table-column">
      <style:table-column-properties style:column-width="6.89cm" style:rel-column-width="26557*"/>
    </style:style>
    <style:style style:name="Tableau8.D" style:family="table-column">
      <style:table-column-properties style:column-width="1.612cm" style:rel-column-width="6215*"/>
    </style:style>
    <style:style style:name="Tableau8.1" style:family="table-row">
      <style:table-row-properties style:min-row-height="0.504cm"/>
    </style:style>
    <style:style style:name="Tableau8.A1" style:family="table-cell">
      <style:table-cell-properties style:writing-mode="page"/>
    </style:style>
    <style:style style:name="Tableau8.2" style:family="table-row">
      <style:table-row-properties style:min-row-height="0.506cm"/>
    </style:style>
    <style:style style:name="Tableau8.3" style:family="table-row">
      <style:table-row-properties style:min-row-height="0.48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31ad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31ad1" style:font-size-asian="8pt" style:font-size-complex="8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e9879f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rsid="00423fc1" officeooo:paragraph-rsid="00e9879f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rsid="00423fc1" officeooo:paragraph-rsid="00d7aa74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rsid="00e91e1b" officeooo:paragraph-rsid="00e9879f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4eab23" officeooo:paragraph-rsid="00e9879f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/>
      <style:text-properties fo:color="#808080" style:font-name="Liberation Mono" fo:font-size="7pt" officeooo:rsid="004eab23" officeooo:paragraph-rsid="00e9879f" style:font-size-asian="7pt" style:font-size-complex="7pt"/>
    </style:style>
    <style:style style:name="P15" style:family="paragraph" style:parent-style-name="Table_20_Contents">
      <style:text-properties style:font-name="Liberation Mono" fo:font-size="10pt" style:font-size-asian="10pt" style:font-size-complex="10pt"/>
    </style:style>
    <style:style style:name="P16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17" style:family="paragraph" style:parent-style-name="Table_20_Contents">
      <style:paragraph-properties fo:line-height="115%"/>
      <style:text-properties style:font-name="Liberation Mono" fo:font-size="10pt" officeooo:paragraph-rsid="00e9879f" style:font-size-asian="10pt" style:font-size-complex="10pt"/>
    </style:style>
    <style:style style:name="P18" style:family="paragraph" style:parent-style-name="Table_20_Contents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19" style:family="paragraph" style:parent-style-name="Table_20_Contents">
      <style:paragraph-properties fo:line-height="115%"/>
      <style:text-properties style:font-name="Liberation Mono" fo:font-size="10pt" officeooo:rsid="00e91e1b" officeooo:paragraph-rsid="00e9879f" style:font-size-asian="10pt" style:font-size-complex="10pt"/>
    </style:style>
    <style:style style:name="P20" style:family="paragraph" style:parent-style-name="Table_20_Contents">
      <style:paragraph-properties fo:line-height="115%"/>
      <style:text-properties style:font-name="Liberation Mono" fo:font-size="10pt" officeooo:rsid="00d91937" officeooo:paragraph-rsid="00d91937" style:font-size-asian="10pt" style:font-size-complex="10pt"/>
    </style:style>
    <style:style style:name="P21" style:family="paragraph" style:parent-style-name="Table_20_Contents">
      <style:paragraph-properties fo:line-height="115%"/>
      <style:text-properties style:font-name="Liberation Mono" fo:font-size="10pt" officeooo:rsid="00d6d7c0" officeooo:paragraph-rsid="00de39e6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7pt" fo:font-weight="bold" officeooo:rsid="00ed0ca2" officeooo:paragraph-rsid="00ed0ca2" style:font-size-asian="17pt" style:font-weight-asian="bold" style:font-size-complex="17pt" style:font-weight-complex="bold"/>
    </style:style>
    <style:style style:name="P23" style:family="paragraph" style:parent-style-name="Table_20_Contents">
      <style:text-properties fo:color="#808080" style:font-name="Liberation Mono" fo:font-size="8pt" officeooo:rsid="00f5bffd" officeooo:paragraph-rsid="00f5bffd" style:font-size-asian="8pt" style:font-size-complex="8pt"/>
    </style:style>
    <style:style style:name="P24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bad9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bad92" style:font-size-asian="8pt" style:font-size-complex="8pt"/>
    </style:style>
    <style:style style:name="P26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bad92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4064e0" style:font-name-asian="Symbola" style:font-size-asian="8pt" style:font-name-complex="Symbola" style:font-size-complex="8pt"/>
    </style:style>
    <style:style style:name="T4" style:family="text">
      <style:text-properties fo:font-size="8pt" officeooo:rsid="00e831e4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officeooo:rsid="00f31ad1"/>
    </style:style>
    <style:style style:name="T7" style:family="text">
      <style:text-properties officeooo:rsid="004eab23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  <text:variable-decl office:value-type="string" text:name="SCHOOL_EMAIL_FOOT"/>
        <text:variable-decl office:value-type="string" text:name="SCHOOL_PHONE_FOOT"/>
        <text:variable-decl office:value-type="string" text:name="SCHOOL_NAME_FOOT"/>
        <text:variable-decl office:value-type="string" text:name="SCHOOL_ADDRESS1_FOOT"/>
        <text:variable-decl office:value-type="string" text:name="SCHOOL_ZIPCODE_FOOT"/>
        <text:variable-decl office:value-type="string" text:name="SCHOOL_CITY_FOO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892654683968">
          <table:table-cell table:style-name="Tableau7.A1" office:value-type="string">
            <text:p text:style-name="P13"><text:variable-set text:name="SCHOOL_NAME" office:value-type="string">SCHOOL_NAME</text:variable-set></text:p>
            <text:p text:style-name="P4"><text:variable-set text:name="SCHOOL_ADDRESS1" office:value-type="string">SCHOOL_ADDRESS1</text:variable-set></text:p>
            <text:p text:style-name="P4"><text:variable-set text:name="SCHOOL_ZIPCODE" office:value-type="string">SCHOOL_ZIPCODE</text:variable-set><text:s/><text:variable-set text:name="SCHOOL_CITY" office:value-type="string">SCHOOL_CITY</text:variable-set></text:p>
            <text:p text:style-name="P4"><text:variable-set text:name="SCHOOL_PHONE" office:value-type="string">SCHOOL_PHONE</text:variable-set></text:p>
            <text:p text:style-name="P4"><text:variable-set text:name="SCHOOL_EMAIL" office:value-type="string">SCHOOL_EMAIL</text:variable-set></text:p>
          </table:table-cell>
          <table:table-cell table:style-name="Tableau7.A1" office:value-type="string">
            <text:p text:style-name="P22">Attestation de présence</text:p>
            <text:p text:style-name="P3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892655980208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4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4"><text:variable-set text:name="USER_ADRESS1" office:value-type="string">USER_ADRESS1</text:variable-set></text:p>
            <text:p text:style-name="P4"><text:variable-set text:name="USER_ZIPCODE" office:value-type="string">USER_ZIPCODE</text:variable-set><text:s/><text:variable-set text:name="USER_CITY" office:value-type="string">USER_CITY</text:variable-set></text:p>
            <text:p text:style-name="P4"/>
            <text:p text:style-name="P4"/>
            <text:p text:style-name="P4"/>
            <text:p text:style-name="P3">Laon, le <text:date style:data-style-name="N20076" text:date-value="2021-09-09T10:58:32.519202078">9 septembre 2021</text:date></text:p>
          </table:table-cell>
        </table:table-row>
      </table:table>
      <text:p text:style-name="P5"/>
      <text:p text:style-name="P5"/>
      <text:p text:style-name="P10">Références : Dossier n°<text:variable-set text:name="USER_NUM_INSCR" office:value-type="string">USER_NUM_INSCR</text:variable-set></text:p>
      <text:p text:style-name="P4"/>
      <text:p text:style-name="P10"/>
      <text:p text:style-name="P10"/>
      <text:p text:style-name="P6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8"/>
      <text:p text:style-name="P9"><text:span text:style-name="T7">Nous, centre de passation du</text:span> <text:span text:style-name="T5"><text:variable-set text:name="TEST" office:value-type="string">TEST</text:variable-set></text:span><text:span text:style-name="T5"><text:s/></text:span><text:span text:style-name="T7">par convention avec le C.I.E.P. (centre international d’études pédagogiques), attestons que 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9">Nom et prénom</text:p>
          </table:table-cell>
          <table:table-cell table:style-name="Tableau1.A1" office:value-type="string">
            <text:p text:style-name="P7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17"/>
          </table:table-cell>
        </table:table-row>
        <table:table-row table:style-name="TableLine94892656101360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9">Adresse</text:p>
          </table:table-cell>
          <table:table-cell table:style-name="Tableau1.A1" office:value-type="string">
            <text:p text:style-name="P7"><text:variable-set text:name="USER_ADRESS1" office:value-type="string">USER_ADRESS1</text:variable-set></text:p>
            <text:p text:style-name="P7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17"/>
          </table:table-cell>
        </table:table-row>
      </table:table>
      <text:p text:style-name="P7"/>
      <text:p text:style-name="P7"/>
      <text:p text:style-name="P12"><text:span text:style-name="T6">s</text:span>’est présenté ce jour à l’épreuve suivante :</text:p>
      <text:p text:style-name="P1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>Examen</text:p>
          </table:table-cell>
          <table:table-cell table:style-name="Tableau8.A1" office:value-type="string">
            <text:p text:style-name="P18"><text:span text:style-name="T5"><text:variable-set text:name="TEST" office:value-type="string">TEST</text:variable-set></text:span><text:span text:style-name="T5"><text:s/></text:span><text:span text:style-name="T5"><text:variable-set text:name="LEVEL" office:value-type="string">LEVEL</text:variable-set></text:span></text:p>
          </table:table-cell>
          <table:table-cell table:style-name="Tableau8.A1" office:value-type="string">
            <text:p text:style-name="P16"/>
          </table:table-cell>
        </table:table-row>
        <table:table-row table:style-name="Tableau8.2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>Date de la session</text:p>
          </table:table-cell>
          <table:table-cell table:style-name="Tableau8.A1" office:value-type="string">
            <text:p text:style-name="P18"><text:variable-set text:name="SESSION_START_DATE" text:formula="ooow:0" office:value-type="date" office:date-value="1899-12-30" style:data-style-name="N20076">30 décembre 1899</text:variable-set><text:tab/></text:p>
          </table:table-cell>
          <table:table-cell table:style-name="Tableau8.A1" office:value-type="string">
            <text:p text:style-name="P16"/>
          </table:table-cell>
        </table:table-row>
        <table:table-row table:style-name="Tableau8.3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/>
          </table:table-cell>
          <table:table-cell table:style-name="Tableau8.A1" office:value-type="string">
            <text:p text:style-name="P18"/>
          </table:table-cell>
          <table:table-cell table:style-name="Tableau8.A1" office:value-type="string">
            <text:p text:style-name="P16"/>
          </table:table-cell>
        </table:table-row>
        <table:table-row table:style-name="TableLine94892656124352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/>
          </table:table-cell>
          <table:table-cell table:style-name="Tableau8.A1" office:value-type="string">
            <text:p text:style-name="P21"/>
          </table:table-cell>
          <table:table-cell table:style-name="Tableau8.A1" office:value-type="string">
            <text:p text:style-name="P16"/>
          </table:table-cell>
        </table:table-row>
      </table:table>
      <text:p text:style-name="P4"/>
      <text:p text:style-name="P4"/>
      <text:p text:style-name="P12">Fait pour valoir ce que de droit,</text:p>
      <text:p text:style-name="P14"/>
      <table:table table:name="Tableau2" table:style-name="Tableau2">
        <table:table-column table:style-name="Tableau2.A"/>
        <table:table-column table:style-name="Tableau2.B"/>
        <table:table-row table:style-name="TableLine94892656126720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3">Cachet de l’entrepris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bad92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bad92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bad92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FOOT"/>
          <text:variable-decl office:value-type="string" text:name="SCHOOL_CITY_FOOT"/>
          <text:variable-decl office:value-type="string" text:name="SCHOOL_EMAIL_FOOT"/>
          <text:variable-decl office:value-type="string" text:name="SCHOOL_NAME_FOOT"/>
          <text:variable-decl office:value-type="string" text:name="SCHOOL_PHONE_FOOT"/>
          <text:variable-decl office:value-type="string" text:name="SCHOOL_ZIPCODE_FOOT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FOOT" office:value-type="string">SCHOOL_NAME_FOOT</text:variable-set><text:s/><text:variable-set text:name="SCHOOL_ADDRESS1_FOOT" office:value-type="string">SCHOOL_ADDRESS1_FOOT</text:variable-set></text:p>
        <text:p text:style-name="MP2"><text:variable-set text:name="SCHOOL_ZIPCODE_FOOT" office:value-type="string">SCHOOL_ZIPCODE_FOOT</text:variable-set><text:s text:c="2"/><text:variable-set text:name="SCHOOL_CITY_FOOT" office:value-type="string">SCHOOL_CITY_FOOT</text:variable-set><text:s/></text:p>
        <text:p text:style-name="MP3"><text:span text:style-name="MT2">Email : </text:span><text:span text:style-name="MT2"><text:variable-set text:name="SCHOOL_EMAIL_FOOT" office:value-type="string">SCHOOL_EMAIL_FOOT</text:variable-set></text:span><text:span text:style-name="MT2"><text:s/></text:span><text:span text:style-name="MT3">| </text:span><text:span text:style-name="MT2">Phone: </text:span><text:span text:style-name="MT2"><text:variable-set text:name="SCHOOL_PHONE_FOOT" office:value-type="string">SCHOOL_PHONE_FOOT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9T10:58:32.453412891</dc:date>
    <meta:editing-duration>PT10H24M8S</meta:editing-duration>
    <meta:editing-cycles>190</meta:editing-cycles>
    <meta:generator>LibreOffice/6.4.7.2$Linux_X86_64 LibreOffice_project/40$Build-2</meta:generator>
    <meta:document-statistic meta:table-count="4" meta:image-count="0" meta:object-count="0" meta:page-count="1" meta:paragraph-count="30" meta:word-count="97" meta:character-count="784" meta:non-whitespace-character-count="713"/>
  </office:meta>
</office:document-meta>
</file>